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34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35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ext-properties style:font-name="Liberation Serif" fo:font-size="10pt" style:font-size-asian="10pt" style:font-size-complex="10pt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infojegyzet.hu/webszerkesztes/php/valuta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8" office:value-type="string" calcext:value-type="string">
            <text:p><text:span text:style-name="T1">git remote add origin </text:span><text:span text:style-name="T2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<text:span text:style-name="T1">git clone </text:span><text:span text:style-name="T2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0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36" office:value-type="string" calcext:value-type="string">
            <text:p><text:span text:style-name="T3">git clone -b backend </text:span><text:span text:style-name="T3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Az összes beállítás lekérdezése: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31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37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37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áltás a kívánt ágra 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29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37"/>
        </table:table-row>
        <table:table-row table:style-name="ro1">
          <table:table-cell table:number-columns-repeated="2"/>
          <table:table-cell table:style-name="ce35" office:value-type="string" calcext:value-type="string">
            <text:p>Tolja az ágot a távoli lerakatba 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29" office:value-type="string" calcext:value-type="string">
            <text:p>git push origin &lt;branch-name&gt;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git status </text:p>
          </table:table-cell>
          <table:table-cell/>
          <table:table-cell table:style-name="ce36" office:value-type="string" calcext:value-type="string">
            <text:p>git remote add origin https://github.com/lukrecia602/project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git remote set-url origin &lt;new-url&gt; </text:p>
          </table:table-cell>
        </table:table-row>
        <table:table-row table:style-name="ro1">
          <table:table-cell/>
          <table:table-cell table:style-name="ce32" office:value-type="string" calcext:value-type="string">
            <text:p>git add 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" office:value-type="string" calcext:value-type="string">
            <text:p>git remote set-url origin <text:a xlink:href="https://github.com/zootya/valutavalto" xlink:type="simple">https://github.com/zootya/valutavalto</text:a></text:p>
          </table:table-cell>
        </table:table-row>
        <table:table-row table:style-name="ro1">
          <table:table-cell/>
          <table:table-cell table:style-name="ce32" office:value-type="string" calcext:value-type="string">
            <text:p>git commit -m "&lt;commit&gt;"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" office:value-type="string" calcext:value-type="string">
            <text:p><text:span text:style-name="T4">git remote set-url origin </text:span><text:span text:style-name="T4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/>
          <table:table-cell table:style-name="ce33" office:value-type="string" calcext:value-type="string">
            <text:p>git push origin &lt;branch-name&gt; </text:p>
          </table:table-cell>
          <table:table-cell/>
          <table:table-cell table:style-name="ce29" office:value-type="string" calcext:value-type="string">
            <text:p>git checkout fronten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6" office:value-type="string" calcext:value-type="string">
            <text:p>git checkout -b frontend</text:p>
          </table:table-cell>
        </table:table-row>
        <table:table-row table:style-name="ro1">
          <table:table-cell table:number-columns-repeated="3"/>
          <table:table-cell table:style-name="ce38"/>
        </table:table-row>
      </table:table>
      <table:table table:name="python - django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-m venv .</text:p>
          </table:table-cell>
        </table:table-row>
        <table:table-row table:style-name="ro1">
          <table:table-cell/>
          <table:table-cell office:value-type="string" calcext:value-type="string">
            <text:p>scripts\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</table:table-row>
        <table:table-row table:style-name="ro1">
          <table:table-cell/>
          <table:table-cell office:value-type="string" calcext:value-type="string">
            <text:p>ren config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..</text:p>
          </table:table-cell>
        </table:table-row>
        <table:table-row table:style-name="ro1">
          <table:table-cell/>
          <table:table-cell table:style-name="ce36" office:value-type="string" calcext:value-type="string">
            <text:p>miután klónozod a git bacend branch-t utána agyon kell ütni a lokális backend könyvtárat</text:p>
          </table:table-cell>
        </table:table-row>
        <table:table-row table:style-name="ro1">
          <table:table-cell/>
          <table:table-cell table:style-name="ce36" office:value-type="string" calcext:value-type="string">
            <text:p>robocopy "project\Penzvalto" "backend" /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table table:name="bu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table:style-name="ce38" office:value-type="string" calcext:value-type="string">
            <text:p>    'django.middleware.common.CommonMiddleware',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]</text:p>
            <text:p/>
          </table:table-cell>
          <table:table-cell/>
        </table:table-row>
        <table:table-row table:style-name="ro1">
          <table:table-cell table:number-columns-repeated="2"/>
          <table:table-cell table:style-name="ce38" office:value-type="string" calcext:value-type="string">
            <text:p>ALLOWED_HOSTS = ['azenhazam.mywire.org', '192.168.100.18', '127.0.0.1', 'localhost'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iew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def restAdatKezeles(request): </text:p>
          </table:table-cell>
          <table:table-cell/>
        </table:table-row>
        <table:table-row table:style-name="ro1">
          <table:table-cell table:number-columns-repeated="3"/>
          <table:table-cell table:style-name="ce38" office:value-type="string" calcext:value-type="string">
            <text:p>        #return JsonResponse(serialized.data, safe=Fals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        return Response(serialized.data) </text:p>
          </table:table-cell>
        </table:table-row>
      </table:table>
      <table:table table:name="technikai info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kérjük a böngészőb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ális vezérlő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ltsa le a </text:p>
          </table:table-cell>
          <table:table-cell office:value-type="string" calcext:value-type="string">
            <text:p>Scriptek blokkolá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00.00.00</text:date>, <text:time style:data-style-name="N2" text:time-value="11:53:15.40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4.1$Windows_X86_64 LibreOffice_project/1be9007f5d86a3741c366527d13e2970cbeef057</meta:generator>
    <dc:date>2025-01-11T11:56:22.179000000</dc:date>
    <meta:editing-duration>PT7H3M36S</meta:editing-duration>
    <meta:editing-cycles>10</meta:editing-cycles>
    <meta:document-statistic meta:table-count="7" meta:cell-count="90" meta:object-count="0"/>
  </office:meta>
</office:document-meta>
</file>